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434in" fo:margin-left="-0.075in" table:align="left" style:writing-mode="rl-tb"/>
    </style:style>
    <style:style style:name="Table5.A" style:family="table-column">
      <style:table-column-properties style:column-width="6.43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-complex="David"/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text-properties fo:font-size="10pt" style:font-size-asian="10pt" style:font-name-complex="David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4.5.14</text:span></text:p>
      <text:p text:style-name="P5"/>
      <text:p text:style-name="P5"/>
      <text:p text:style-name="P8"/>
      <text:p text:style-name="P9"><text:span text:style-name="T5">נתונים עיקריים לשלבים הראשונים לטיפול באירוע</text:span></text:p>
      <text:p text:style-name="Standard"><text:span text:style-name="T4">תיק <text:s/></text:span><text:span text:style-name="T6">200279</text:span></text:p>
      <text:p text:style-name="P10"/>
      <text:p text:style-name="Standard"><text:span text:style-name="T4">שם העסק/מבנה</text:span><text:span text:style-name="T3"> <text:s text:c="2"/></text:span><text:span text:style-name="T1">"מגדלי סנטרל" <text:s text:c="3"/>מיבנה מגורים רב קומות, ומסחר</text:span></text:p>
      <text:p text:style-name="P11"/>
      <text:p text:style-name="Standard"><text:span text:style-name="T4">כתובת</text:span><text:span text:style-name="T1"> <text:s/>עין הקורא 22 <text:s/>, תרמ"ב 13, הרצל 52-54</text:span></text:p>
      <text:p text:style-name="P11"/>
      <text:p text:style-name="Standard"><text:span text:style-name="T4">טלפון</text:span><text:span text:style-name="T1"> <text:s text:c="141"/></text:span></text:p>
      <text:p text:style-name="P11"/>
      <text:p text:style-name="Standard"><text:span text:style-name="T4">המפתחות נמצאים</text:span><text:span text:style-name="T1"> <text:s/></text:span></text:p>
      <text:p text:style-name="P5"/>
      <text:p text:style-name="Standard"><text:span text:style-name="T4">מיקום מפסק זרם ראשי</text:span><text:span text:style-name="T1"> <text:s/></text:span></text:p>
      <text:p text:style-name="Standard"><text:span text:style-name="T1"><text:s text:c="46"/></text:span><text:span text:style-name="T4">בכול בניין צפוני ודרומי ישנו פאנל כבאים בכניסה ראשית, בלובי</text:span><text:span text:style-name="T1">.</text:span></text:p>
      <text:p text:style-name="P2"/>
      <text:p text:style-name="Standard"><text:span text:style-name="T4"><text:s text:c="46"/>פנל נוסף נמצא באזור הציבורי כניסה למשרדים מבנה דרומי צד </text:span></text:p>
      <text:p text:style-name="Standard"><text:span text:style-name="T4"><text:s text:c="46"/>ימין בתוך ארון</text:span><text:span text:style-name="T1">. <text:s text:c="51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4"/>
      <text:p text:style-name="Standard"><text:span text:style-name="T4">מיקום ברזי כיבוי עיקריים "3</text:span><text:span text:style-name="T1"> <text:s/>רחבת היערכות חזית צפונית.(תרמ"ב) <text:s text:c="5"/>ובנוסף בחזית דרומית</text:span></text:p>
      <text:p text:style-name="Standard"><text:span text:style-name="T1"><text:s/></text:span></text:p>
      <text:p text:style-name="Standard"><text:span text:style-name="T1"><text:s text:c="51"/>חזית צפונית על רחוב ביאליק <text:s text:c="20"/>(עין הקורא) <text:s text:c="49"/>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פ"מ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מחסנים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ן תת קרקעי 2- </text:span></text:p>
          </table:table-cell>
        </table:table-row>
      </table:table>
      <text:p text:style-name="Standard"><text:span text:style-name="T1"><text:s text:c="520"/></text:span></text:p>
      <text:p text:style-name="P7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נמצא בחלקו המזרחי של המבנים מול כניסה ראשית <text:s/>3000 ליטר.</text:span></text:p>
          </table:table-cell>
        </table:table-row>
      </table:table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כניסה ראשית חזית מזרחית דרך הפסג'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אגר מים עליון וכן מאגר מים תחתון בקומה 2- משמש לצריכה ולחירום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חדר משאבות נמצא בחניון מפלס 2- <text:s/>מגוף שליטה קומתי ספרינקלרים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חשמל ראשי משותף למגדלים נמצא בקומה 1- - חדר טרפו נמצא בקומת הכביש ביאליק / עין הקורא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גנרטור חירום נמצא בקומה 2- חניון. משמש את שני המבנים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קיים מסך מים על דחסן אשפה. </text:span><text:bookmark text:name="_GoBack"/><text:span text:style-name="T1">קומת קרקע חזית מערב (ביאליק)</text:span></text:p>
          </table:table-cell>
        </table:table-row>
      </table:table>
      <text:p text:style-name="P5"/>
      <text:p text:style-name="P5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4</meta:editing-cycles>
    <meta:print-date>2014-05-01T12:27:00</meta:print-date>
    <meta:creation-date>2014-05-01T12:46:00</meta:creation-date>
    <dc:date>2014-05-04T05:27:00</dc:date>
    <meta:editing-duration>PT41S</meta:editing-duration>
    <meta:generator>OpenOffice/4.0.1$Win32 OpenOffice.org_project/401m5$Build-9714</meta:generator>
    <meta:document-statistic meta:table-count="6" meta:image-count="0" meta:object-count="0" meta:page-count="2" meta:paragraph-count="59" meta:word-count="264" meta:character-count="23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